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5-09-18 0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5-03-20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4-12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4-09-19 0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4-03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3-12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3-09-27 0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3-06-28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3-03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2-11-1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2-05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2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3-12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3-03-0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2-12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2-03-0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1-12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1-06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0-12-0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9-02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8-12-0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8-02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7-11-1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7-06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7-03-0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6-11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2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0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2000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3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2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9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4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4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80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5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4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2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5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813</text:p>
          </table:table-cell>
          <table:table-cell office:value-type="string" calcext:value-type="string">
            <text:p>40S/19E-19DBC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